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, sans-serif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margin-top="0.106cm" fo:margin-bottom="0.106cm" fo:text-align="center" style:justify-single-word="false" fo:text-indent="0cm" style:auto-text-indent="false" fo:padding="0cm" fo:border="none"/>
    </style:style>
    <style:style style:name="P3" style:family="paragraph" style:parent-style-name="Standard">
      <style:paragraph-properties fo:margin-top="0cm" fo:margin-bottom="0cm" fo:line-height="120%" fo:text-align="center" style:justify-single-word="false" fo:padding="0cm" fo:border="none"/>
      <style:text-properties style:font-name="arial" fo:font-size="10.5pt" fo:language="fr" fo:country="F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top="0cm" fo:margin-bottom="0cm" fo:line-height="124%" fo:text-align="start" style:justify-single-word="false" fo:orphans="2" fo:widows="2" fo:padding="0cm" fo:border="none"/>
      <style:text-properties fo:font-variant="normal" fo:text-transform="none" fo:color="#222222" style:font-name="arial1" fo:font-size="10.5pt" fo:letter-spacing="normal" fo:language="fr" fo:country="FR" fo:font-style="normal" fo:font-weight="normal" style:font-size-asian="10.5pt" style:font-size-complex="10.5pt"/>
    </style:style>
    <style:style style:name="P5" style:family="paragraph" style:parent-style-name="Standard">
      <style:paragraph-properties fo:margin-left="0.423cm" fo:margin-right="0.423cm" fo:margin-top="0.423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1" fo:font-size="10.5pt" fo:letter-spacing="normal" fo:font-style="normal" fo:font-weight="normal" style:font-size-asian="10.5pt" style:font-size-complex="10.5pt"/>
    </style:style>
    <style:style style:name="P6" style:family="paragraph" style:parent-style-name="Standard">
      <style:paragraph-properties fo:margin-top="0.318cm" fo:margin-bottom="0.318cm" fo:line-height="124%" fo:text-align="start" style:justify-single-word="false" fo:orphans="2" fo:widows="2" fo:padding="0cm" fo:border="none"/>
      <style:text-properties fo:font-variant="normal" fo:text-transform="none" fo:color="#222222" style:font-name="arial1" fo:font-size="10.5pt" fo:letter-spacing="normal" fo:language="fr" fo:country="FR" fo:font-style="normal" fo:font-weight="normal" style:font-size-asian="10.5pt" style:font-size-complex="10.5pt"/>
    </style:style>
    <style:style style:name="P7" style:family="paragraph" style:parent-style-name="Standard">
      <style:paragraph-properties fo:margin-top="0cm" fo:margin-bottom="0.318cm" fo:line-height="124%" fo:text-align="start" style:justify-single-word="false" fo:orphans="2" fo:widows="2" fo:padding="0cm" fo:border="none"/>
      <style:text-properties fo:font-variant="normal" fo:text-transform="none" fo:color="#222222" style:font-name="arial1" fo:font-size="10.5pt" fo:letter-spacing="normal" fo:language="fr" fo:country="FR" fo:font-style="normal" fo:font-weight="normal" style:font-size-asian="10.5pt" style:font-size-complex="10.5pt"/>
    </style:style>
    <style:style style:name="P8" style:family="paragraph" style:parent-style-name="Standard">
      <style:paragraph-properties fo:margin-left="0cm" fo:margin-right="0.423cm" fo:margin-top="0.318cm" fo:margin-bottom="0.318cm" fo:line-height="124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arial1" fo:font-size="10.5pt" fo:letter-spacing="normal" fo:language="fr" fo:country="FR" fo:font-style="normal" fo:font-weight="normal" style:font-size-asian="10.5pt" style:font-size-complex="10.5pt"/>
    </style:style>
    <style:style style:name="T1" style:family="text">
      <style:text-properties fo:color="#660099" style:text-line-through-style="none" style:font-name="arial1" fo:language="fr" fo:country="FR" style:text-underline-style="none" style:text-blinking="false"/>
    </style:style>
    <style:style style:name="T2" style:family="text">
      <style:text-properties fo:color="#660099" style:text-line-through-style="none" style:font-name="arial1" fo:font-size="10.5pt" fo:language="fr" fo:country="FR" style:text-underline-style="none" style:text-blinking="false" style:font-size-asian="10.5pt" style:font-size-complex="10.5pt"/>
    </style:style>
    <style:style style:name="T3" style:family="text">
      <style:text-properties fo:color="#660099" style:text-line-through-style="none" style:font-name="arial1" fo:font-size="10.5pt" fo:language="fr" fo:country="FR" style:text-underline-style="none" fo:font-weight="bold" style:text-blinking="false" style:font-size-asian="10.5pt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x arbres citoyens</text:p>
      <text:p text:style-name="P2"><text:a xlink:type="simple" xlink:href="https://www.google.com/search?rlz=1C1CHBF_frFR810FR810&amp;q=Yannick+Noah&amp;stick=H4sIAAAAAAAAAONgVuLUz9U3MC0sMjVaxMoTmZiXl5mcreCXn5gBAC8P3uccAAAA&amp;sa=X&amp;ved=2ahUKEwja0fO85eDgAhWaBWMBHRjrDhAQMTAAegQIBhAF" text:style-name="Internet_20_link" text:visited-style-name="Visited_20_Internet_20_Link"><text:span text:style-name="T3">Yannick Noah</text:span></text:a></text:p>
      <text:p text:style-name="P8">Le ciment dans les plaines coule jusqu'aux montagnes<text:line-break/>Poison dans les fontaines, dans nos campagnes</text:p>
      <text:p text:style-name="P6">De cyclones en rafales, notre histoire prend l'eau<text:line-break/>Reste notre idéal, "Faire les beaux"</text:p>
      <text:p text:style-name="P6">S'acheter de l'air en barre, remplir la balance<text:line-break/>Quelques pétrodollars, contre l'existence</text:p>
      <text:p text:style-name="P6">De l'équateur aux pôles, ce poids sur nos épaules<text:line-break/>De squatters éphémères, maintenant c'est plus drôle</text:p>
      <text:p text:style-name="P6">Puisqu'il faut changer les choses<text:line-break/>Aux arbres citoyens!<text:line-break/>Il est grand temps qu'on propose<text:line-break/>Un monde pour demain!</text:p>
      <text:p text:style-name="P6">Aux arbres citoyens, quelques baffes à prendre<text:line-break/>La veille est pour demain, des baffes à rendre</text:p>
      <text:p text:style-name="P6">Faire tenir debout une armée de roseaux<text:line-break/>Plus personne à genoux, fait passer le mot</text:p>
      <text:p text:style-name="P7">C'est vrai la terre est ronde mais qui viendra nous dire<text:line-break/>Qu'elle l'est pour tout le monde et les autres à venir</text:p>
      <text:p text:style-name="P7">Puisqu'il faut changer les choses<text:line-break/>Aux arbres citoyens!<text:line-break/>Il est grand temps qu'on propose<text:line-break/>Un monde pour demain!</text:p>
      <text:p text:style-name="P7">Plus le temps de savoir à qui la faute<text:line-break/>De compter sur la chance ou les autres<text:line-break/>Maintenant on se bat</text:p>
      <text:p text:style-name="P7">Avec toi moi j'y crois</text:p>
      <text:p text:style-name="P7">Puisqu'il faut changer les choses<text:line-break/>Aux arbres citoyens!<text:line-break/>Il est grand temps qu'on propose<text:line-break/>Un monde pour demain!</text:p>
      <text:p text:style-name="P7">Avec toi moi j'y crois</text:p>
      <text:p text:style-name="P4">Puisqu'il faut changer les choses<text:line-break/>Aux arbres citoyens!<text:line-break/>Il est grand temps qu'on propose<text:line-break/>Un monde pour demain!</text:p>
      <text:p text:style-name="P5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, sans-serif"/>
    <style:font-face style:name="arial" svg:font-family="arial, sans-serif-light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73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9-03-01T12:05:37.15</meta:creation-date>
    <meta:printed-by>Sabrina Agnellini</meta:printed-by>
    <meta:print-date>2019-03-01T12:08:09.88</meta:print-date>
    <meta:document-statistic meta:table-count="0" meta:image-count="0" meta:object-count="0" meta:page-count="2" meta:paragraph-count="16" meta:word-count="218" meta:character-count="1270"/>
    <dc:date>2019-03-01T13:48:57.68</dc:date>
    <dc:creator>Sabrina Agnellini</dc:creator>
    <meta:editing-duration>PT1H28M20S</meta:editing-duration>
    <meta:editing-cycles>1</meta:editing-cycles>
    <meta:generator>OpenOffice/4.1.6$Win32 OpenOffice.org_project/416m1$Build-9790</meta:generator>
  </office:meta>
</office:document-meta>
</file>